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111cm" table:align="left"/>
    </style:style>
    <style:style style:name="Table1.A" style:family="table-column">
      <style:table-column-properties style:column-width="2.36cm"/>
    </style:style>
    <style:style style:name="Table1.B" style:family="table-column">
      <style:table-column-properties style:column-width="3.265cm"/>
    </style:style>
    <style:style style:name="Table1.C" style:family="table-column">
      <style:table-column-properties style:column-width="2.618cm"/>
    </style:style>
    <style:style style:name="Table1.D" style:family="table-column">
      <style:table-column-properties style:column-width="3.258cm"/>
    </style:style>
    <style:style style:name="Table1.E" style:family="table-column">
      <style:table-column-properties style:column-width="2.611cm"/>
    </style:style>
    <style:style style:name="Tab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E1" style:family="table-cell">
      <style:table-cell-properties style:vertical-align="middle" style:border-line-width="0.002cm 0.004cm 0.002cm" fo:padding="0.049cm" fo:border="0.15pt double #808080"/>
    </style:style>
    <style:style style:name="Table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1.E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 style:family="table">
      <style:table-properties style:width="11.396cm" table:align="left"/>
    </style:style>
    <style:style style:name="Table2.A" style:family="table-column">
      <style:table-column-properties style:column-width="1.439cm"/>
    </style:style>
    <style:style style:name="Table2.B" style:family="table-column">
      <style:table-column-properties style:column-width="5.717cm"/>
    </style:style>
    <style:style style:name="Table2.C" style:family="table-column">
      <style:table-column-properties style:column-width="2.12cm"/>
    </style:style>
    <style:style style:name="Table2.A1" style:family="table-cell">
      <style:table-cell-properties style:vertical-align="middle" fo:padding="0.049cm" fo:border="none"/>
    </style:style>
    <style:style style:name="Table3" style:family="table">
      <style:table-properties style:width="15.445cm" table:align="left"/>
    </style:style>
    <style:style style:name="Table3.A" style:family="table-column">
      <style:table-column-properties style:column-width="3.933cm"/>
    </style:style>
    <style:style style:name="Table3.B" style:family="table-column">
      <style:table-column-properties style:column-width="11.511cm"/>
    </style:style>
    <style:style style:name="Table3.A1" style:family="table-cell">
      <style:table-cell-properties style:vertical-align="middle" fo:padding="0.049cm" fo:border="none"/>
    </style:style>
    <style:style style:name="Table3.A2" style:family="table-cell">
      <style:table-cell-properties fo:padding="0.049cm" fo:border="none"/>
    </style:style>
    <style:style style:name="Table3.B2" style:family="table-cell">
      <style:table-cell-properties fo:padding="0.049cm" fo:border="none"/>
    </style:style>
    <style:style style:name="Table3.A3" style:family="table-cell">
      <style:table-cell-properties fo:padding="0.049cm" fo:border="none"/>
    </style:style>
    <style:style style:name="Table3.B3" style:family="table-cell">
      <style:table-cell-properties fo:padding="0.049cm" fo:border="none"/>
    </style:style>
    <style:style style:name="Table3.A4" style:family="table-cell">
      <style:table-cell-properties fo:padding="0.049cm" fo:border="none"/>
    </style:style>
    <style:style style:name="Table3.B4" style:family="table-cell">
      <style:table-cell-properties fo:padding="0.049cm" fo:border="none"/>
    </style:style>
    <style:style style:name="Table3.A5" style:family="table-cell">
      <style:table-cell-properties fo:padding="0.049cm" fo:border="none"/>
    </style:style>
    <style:style style:name="Table3.B5" style:family="table-cell">
      <style:table-cell-properties fo:padding="0.049cm" fo:border="none"/>
    </style:style>
    <style:style style:name="Table3.A6" style:family="table-cell">
      <style:table-cell-properties fo:padding="0.049cm" fo:border="none"/>
    </style:style>
    <style:style style:name="Table3.B6" style:family="table-cell">
      <style:table-cell-properties fo:padding="0.049cm" fo:border="none"/>
    </style:style>
    <style:style style:name="Table3.A7" style:family="table-cell">
      <style:table-cell-properties fo:padding="0.049cm" fo:border="none"/>
    </style:style>
    <style:style style:name="Table3.B7" style:family="table-cell">
      <style:table-cell-properties fo:padding="0.049cm" fo:border="none"/>
    </style:style>
    <style:style style:name="Table3.A8" style:family="table-cell">
      <style:table-cell-properties fo:padding="0.049cm" fo:border="none"/>
    </style:style>
    <style:style style:name="Table3.B8" style:family="table-cell">
      <style:table-cell-properties fo:padding="0.049cm" fo:border="none"/>
    </style:style>
    <style:style style:name="Table3.A9" style:family="table-cell">
      <style:table-cell-properties fo:padding="0.049cm" fo:border="none"/>
    </style:style>
    <style:style style:name="Table3.B9" style:family="table-cell">
      <style:table-cell-properties fo:padding="0.049cm" fo:border="none"/>
    </style:style>
    <style:style style:name="Table3.A10" style:family="table-cell">
      <style:table-cell-properties fo:padding="0.049cm" fo:border="none"/>
    </style:style>
    <style:style style:name="Table3.B10" style:family="table-cell">
      <style:table-cell-properties fo:padding="0.049cm" fo:border="none"/>
    </style:style>
    <style:style style:name="Table3.A11" style:family="table-cell">
      <style:table-cell-properties fo:padding="0.049cm" fo:border="none"/>
    </style:style>
    <style:style style:name="Table3.B11" style:family="table-cell">
      <style:table-cell-properties fo:padding="0.049cm" fo:border="none"/>
    </style:style>
    <style:style style:name="Table3.A12" style:family="table-cell">
      <style:table-cell-properties fo:padding="0.049cm" fo:border="none"/>
    </style:style>
    <style:style style:name="Table3.B12" style:family="table-cell">
      <style:table-cell-properties fo:padding="0.049cm" fo:border="none"/>
    </style:style>
    <style:style style:name="Table3.A13" style:family="table-cell">
      <style:table-cell-properties fo:padding="0.049cm" fo:border="none"/>
    </style:style>
    <style:style style:name="Table3.B13" style:family="table-cell">
      <style:table-cell-properties fo:padding="0.049cm" fo:border="none"/>
    </style:style>
    <style:style style:name="Table3.A14" style:family="table-cell">
      <style:table-cell-properties fo:padding="0.049cm" fo:border="none"/>
    </style:style>
    <style:style style:name="Table3.B14" style:family="table-cell">
      <style:table-cell-properties fo:padding="0.049cm" fo:border="none"/>
    </style:style>
    <style:style style:name="Table3.A15" style:family="table-cell">
      <style:table-cell-properties fo:padding="0.049cm" fo:border="none"/>
    </style:style>
    <style:style style:name="Table3.B15" style:family="table-cell">
      <style:table-cell-properties fo:padding="0.049cm" fo:border="none"/>
    </style:style>
    <style:style style:name="Table3.A16" style:family="table-cell">
      <style:table-cell-properties fo:padding="0.049cm" fo:border="none"/>
    </style:style>
    <style:style style:name="Table3.B16" style:family="table-cell">
      <style:table-cell-properties fo:padding="0.049cm" fo:border="none"/>
    </style:style>
    <style:style style:name="Table3.A17" style:family="table-cell">
      <style:table-cell-properties fo:padding="0.049cm" fo:border="none"/>
    </style:style>
    <style:style style:name="Table3.B17" style:family="table-cell">
      <style:table-cell-properties fo:padding="0.049cm" fo:border="none"/>
    </style:style>
    <style:style style:name="Table3.A18" style:family="table-cell">
      <style:table-cell-properties fo:padding="0.049cm" fo:border="none"/>
    </style:style>
    <style:style style:name="Table3.B18" style:family="table-cell">
      <style:table-cell-properties fo:padding="0.049cm" fo:border="none"/>
    </style:style>
    <style:style style:name="P1" style:family="paragraph" style:parent-style-name="Standard">
      <style:text-properties officeooo:rsid="000efedb" officeooo:paragraph-rsid="000efedb"/>
    </style:style>
    <style:style style:name="P2" style:family="paragraph" style:parent-style-name="Standard">
      <style:text-properties fo:font-weight="bold" officeooo:rsid="0039288a" officeooo:paragraph-rsid="0039288a" style:font-weight-asian="bold" style:font-weight-complex="bold"/>
    </style:style>
    <style:style style:name="P3" style:family="paragraph" style:parent-style-name="Standard">
      <style:text-properties fo:font-weight="bold" officeooo:rsid="00450011" officeooo:paragraph-rsid="00450011" style:font-weight-asian="bold" style:font-weight-complex="bold"/>
    </style:style>
    <style:style style:name="P4" style:family="paragraph" style:parent-style-name="Standard">
      <style:text-properties officeooo:rsid="0039288a" officeooo:paragraph-rsid="0039288a"/>
    </style:style>
    <style:style style:name="P5" style:family="paragraph" style:parent-style-name="Standard">
      <style:paragraph-properties fo:text-align="center" style:justify-single-word="false"/>
      <style:text-properties fo:font-size="21pt" fo:font-weight="bold" officeooo:rsid="000efedb" officeooo:paragraph-rsid="000efedb" fo:background-color="#99ff66" style:font-size-asian="21pt" style:font-weight-asian="bold" style:font-size-complex="21pt" style:font-weight-complex="bold"/>
    </style:style>
    <style:style style:name="P6" style:family="paragraph" style:parent-style-name="Text_20_body">
      <style:text-properties officeooo:rsid="000efedb" officeooo:paragraph-rsid="000efedb"/>
    </style:style>
    <style:style style:name="P7" style:family="paragraph" style:parent-style-name="Text_20_body">
      <style:text-properties fo:color="#ff6600"/>
    </style:style>
    <style:style style:name="P8" style:family="paragraph" style:parent-style-name="Text_20_body">
      <style:text-properties fo:color="#aacc99" style:font-name="monospace" loext:padding="0.049cm" loext:border="0.99pt solid #aacc99"/>
    </style:style>
    <style:style style:name="P9" style:family="paragraph" style:parent-style-name="Text_20_body">
      <style:paragraph-properties fo:text-align="center" style:justify-single-word="false"/>
      <style:text-properties fo:background-color="#99ff66"/>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rsid="002755bf" officeooo:paragraph-rsid="002755bf"/>
    </style:style>
    <style:style style:name="P12" style:family="paragraph" style:parent-style-name="Table_20_Contents">
      <style:paragraph-properties fo:margin-top="0cm" fo:margin-bottom="0.499cm" loext:contextual-spacing="false"/>
    </style:style>
    <style:style style:name="P13" style:family="paragraph" style:parent-style-name="List_20_Contents">
      <style:paragraph-properties fo:margin-top="0cm" fo:margin-bottom="0.499cm" loext:contextual-spacing="false"/>
    </style:style>
    <style:style style:name="P14" style:family="paragraph" style:parent-style-name="List_20_Heading">
      <style:paragraph-properties fo:margin-top="0cm" fo:margin-bottom="0.499cm" loext:contextual-spacing="false"/>
    </style:style>
    <style:style style:name="P15" style:family="paragraph" style:parent-style-name="Heading_20_2">
      <style:text-properties officeooo:rsid="000efedb" officeooo:paragraph-rsid="000efedb"/>
    </style:style>
    <style:style style:name="P16" style:family="paragraph" style:parent-style-name="Heading_20_2">
      <style:text-properties fo:color="#ff6600" officeooo:rsid="000efedb" officeooo:paragraph-rsid="000efedb"/>
    </style:style>
    <style:style style:name="P17" style:family="paragraph" style:parent-style-name="Heading_20_2">
      <style:text-properties officeooo:rsid="0039288a" officeooo:paragraph-rsid="0039288a"/>
    </style:style>
    <style:style style:name="P18" style:family="paragraph" style:parent-style-name="Heading_20_2">
      <style:paragraph-properties fo:text-align="center" style:justify-single-word="false"/>
      <style:text-properties fo:background-color="#99ff66"/>
    </style:style>
    <style:style style:name="P19" style:family="paragraph" style:parent-style-name="Heading_20_2">
      <style:paragraph-properties fo:text-align="center" style:justify-single-word="false"/>
      <style:text-properties fo:font-size="21pt" officeooo:rsid="000efedb" officeooo:paragraph-rsid="000efedb" fo:background-color="#99ff66" style:font-size-asian="21pt" style:font-size-complex="21pt"/>
    </style:style>
    <style:style style:name="P20" style:family="paragraph" style:parent-style-name="List_20_Contents">
      <style:paragraph-properties fo:margin-left="2cm" fo:margin-right="0cm" fo:margin-top="0cm" fo:margin-bottom="0.499cm" loext:contextual-spacing="false" fo:text-indent="0cm" style:auto-text-indent="false"/>
    </style:style>
    <style:style style:name="P21" style:family="paragraph" style:parent-style-name="Preformatted_20_Text">
      <style:paragraph-properties fo:margin-left="1cm" fo:margin-right="0cm" fo:text-indent="0cm" style:auto-text-indent="false"/>
    </style:style>
    <style:style style:name="P22" style:family="paragraph" style:parent-style-name="Preformatted_20_Text">
      <style:paragraph-properties fo:margin-left="1cm" fo:margin-right="0cm" fo:margin-top="0cm" fo:margin-bottom="0.499cm" loext:contextual-spacing="false" fo:text-indent="0cm" style:auto-text-indent="false"/>
    </style:style>
    <style:style style:name="P23" style:family="paragraph" style:parent-style-name="List_20_Heading">
      <style:paragraph-properties fo:margin-left="1cm" fo:margin-right="0cm" fo:margin-top="0cm" fo:margin-bottom="0.499cm" loext:contextual-spacing="false" fo:text-indent="0cm" style:auto-text-indent="false"/>
    </style:style>
    <style:style style:name="P24" style:family="paragraph" style:parent-style-name="Heading_20_3">
      <style:text-properties officeooo:rsid="000efedb" officeooo:paragraph-rsid="000efedb"/>
    </style:style>
    <style:style style:name="P25" style:family="paragraph" style:parent-style-name="Preformatted_20_Text">
      <style:text-properties officeooo:rsid="000efedb" officeooo:paragraph-rsid="000efedb"/>
    </style:style>
    <style:style style:name="P26" style:family="paragraph" style:parent-style-name="Text_20_body">
      <style:paragraph-properties fo:margin-top="0cm" fo:margin-bottom="0cm" loext:contextual-spacing="false" fo:text-align="center" style:justify-single-word="fals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officeooo:rsid="00302da6" officeooo:paragraph-rsid="00302da6" fo:background-color="#ff3333"/>
    </style:style>
    <style:style style:name="P30" style:family="paragraph" style:parent-style-name="Text_20_body" style:list-style-name="L2">
      <style:text-properties officeooo:rsid="004a0b7b" officeooo:paragraph-rsid="004a0b7b" fo:background-color="#ff3333"/>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paragraph-properties fo:margin-top="0cm" fo:margin-bottom="0cm" loext:contextual-spacing="false"/>
    </style:style>
    <style:style style:name="P34" style:family="paragraph" style:parent-style-name="Standard">
      <style:text-properties officeooo:rsid="000efedb" officeooo:paragraph-rsid="000efedb"/>
    </style:style>
    <style:style style:name="P35" style:family="paragraph" style:parent-style-name="Standard">
      <style:paragraph-properties fo:text-align="center" style:justify-single-word="false"/>
      <style:text-properties officeooo:rsid="0050b618" officeooo:paragraph-rsid="0050b618" fo:background-color="#99ff66"/>
    </style:style>
    <style:style style:name="P36" style:family="paragraph" style:parent-style-name="Standard">
      <style:paragraph-properties fo:text-align="start" style:justify-single-word="false"/>
      <style:text-properties officeooo:rsid="0050b618" officeooo:paragraph-rsid="0050b618" fo:background-color="transparent"/>
    </style:style>
    <style:style style:name="P37" style:family="paragraph" style:parent-style-name="Preformatted_20_Text" style:list-style-name="L4"/>
    <style:style style:name="P38" style:family="paragraph" style:parent-style-name="Preformatted_20_Text" style:list-style-name="L4">
      <style:paragraph-properties fo:margin-top="0cm" fo:margin-bottom="0.499cm" loext:contextual-spacing="false"/>
    </style:style>
    <style:style style:name="P39" style:family="paragraph" style:parent-style-name="Heading_20_2">
      <style:text-properties officeooo:rsid="000efedb" officeooo:paragraph-rsid="000efedb"/>
    </style:style>
    <style:style style:name="T1" style:family="text">
      <style:text-properties fo:font-weight="bold"/>
    </style:style>
    <style:style style:name="T2" style:family="text">
      <style:text-properties fo:font-style="italic"/>
    </style:style>
    <style:style style:name="T3" style:family="text">
      <style:text-properties officeooo:rsid="0022763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ing <text:s/>conventions</text:p>
      <text:p text:style-name="P1"/>
      <text:p text:style-name="P6">A Python identifier is a name used to identify a variable, function, class, module or other object. An identifier starts with a letter A to Z or a to z or an underscore (_) followed by zero or more letters, underscores and digits (0 to 9).</text:p>
      <text:p text:style-name="Text_20_body">Python does not allow punctuation characters such as @, $, and % within identifiers. Python is a case sensitive programming language. Thus, <text:span text:style-name="T1">Manpower</text:span> and <text:span text:style-name="T1">manpower</text:span> are two different identifiers in Python.</text:p>
      <text:p text:style-name="Text_20_body">Here are naming conventions for Python identifiers −</text:p>
      <text:list xml:id="list7710458115073514737" text:style-name="L1">
        <text:list-item>
          <text:p text:style-name="P27">Class names start with an uppercase letter. All other identifiers start with a lowercase letter.</text:p>
        </text:list-item>
        <text:list-item>
          <text:p text:style-name="P27">Starting an identifier with a single leading underscore indicates that the identifier is private.</text:p>
        </text:list-item>
        <text:list-item>
          <text:p text:style-name="P27">Starting an identifier with two leading underscores indicates a strongly private identifier.</text:p>
        </text:list-item>
        <text:list-item>
          <text:p text:style-name="P27">If the identifier also ends with two trailing underscores, the identifier is a language-defined special name.</text:p>
        </text:list-item>
      </text:list>
      <text:p text:style-name="P1"/>
      <text:h text:style-name="P15" text:outline-level="2">Rules and Naming convention for variables and constants</text:h>
      <text:list xml:id="list2030038967483312191" text:style-name="L4">
        <text:list-item>
          <text:p text:style-name="P33">Create a name that makes sense. Suppose, <text:span text:style-name="Variable">vowel</text:span> makes more sense than <text:span text:style-name="Variable">v</text:span>. </text:p>
        </text:list-item>
        <text:list-item>
          <text:p text:style-name="P32">Use camelCase notation to declare a variable. It starts with lowercase letter. For example: </text:p>
          <text:p text:style-name="P37">myName</text:p>
          <text:p text:style-name="P37">myAge</text:p>
          <text:p text:style-name="P38">myAddress</text:p>
        </text:list-item>
        <text:list-item>
          <text:p text:style-name="P32">Use capital letters where possible to declare a constant. For example: </text:p>
          <text:p text:style-name="P37">PI</text:p>
          <text:p text:style-name="P37">G</text:p>
          <text:p text:style-name="P37">MASS</text:p>
          <text:p text:style-name="P38">TEMP</text:p>
        </text:list-item>
        <text:list-item>
          <text:p text:style-name="P33">Never use special symbols like !, @, #, $, %, etc. </text:p>
        </text:list-item>
        <text:list-item>
          <text:p text:style-name="P33">Don't start name with a digit. </text:p>
        </text:list-item>
        <text:list-item>
          <text:p text:style-name="P33">Constants are put into Python modules and meant not be changed. </text:p>
        </text:list-item>
        <text:list-item>
          <text:p text:style-name="P32">Constant and variable names should have combination of letters in lowercase (a to z) or uppercase (A to Z) or digits (0 to 9) or an underscore (_). For example: </text:p>
          <text:p text:style-name="P37">snake_case</text:p>
          <text:p text:style-name="P37">MACRO_CASE</text:p>
          <text:p text:style-name="P37">camelCase</text:p>
          <text:p text:style-name="P38">CapWords</text:p>
        </text:list-item>
      </text:list>
      <text:p text:style-name="P1"/>
      <text:p text:style-name="P1"><text:soft-page-break/></text:p>
      <text:h text:style-name="P19" text:outline-level="2">Python Keywords</text:h>
      <text:p text:style-name="P6"/>
      <text:p text:style-name="P6">In Python, keywords are case sensitive.</text:p>
      <text:p text:style-name="Text_20_body">There are 33 keywords in Python 3.3. This number can vary slightly in course of time.</text:p>
      <text:p text:style-name="Text_20_body">All the keywords except <text:span text:style-name="Source_20_Text">True</text:span>, <text:span text:style-name="Source_20_Text">False</text:span> and <text:span text:style-name="Source_20_Text">None</text:span> are in lowercase and they must be written as it is. The list of all the keywords are given below.</text:p>
      <text:p text:style-name="P26">Keywords in Python programming languag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False</text:p>
          </table:table-cell>
          <table:table-cell table:style-name="Table1.A1" office:value-type="string">
            <text:p text:style-name="Table_20_Contents">class</text:p>
          </table:table-cell>
          <table:table-cell table:style-name="Table1.A1" office:value-type="string">
            <text:p text:style-name="Table_20_Contents">finally</text:p>
          </table:table-cell>
          <table:table-cell table:style-name="Table1.A1" office:value-type="string">
            <text:p text:style-name="Table_20_Contents">is</text:p>
          </table:table-cell>
          <table:table-cell table:style-name="Table1.E1" office:value-type="string">
            <text:p text:style-name="Table_20_Contents">return</text:p>
          </table:table-cell>
        </table:table-row>
        <table:table-row>
          <table:table-cell table:style-name="Table1.A2" office:value-type="string">
            <text:p text:style-name="Table_20_Contents">None</text:p>
          </table:table-cell>
          <table:table-cell table:style-name="Table1.A2" office:value-type="string">
            <text:p text:style-name="Table_20_Contents">continue</text:p>
          </table:table-cell>
          <table:table-cell table:style-name="Table1.A2" office:value-type="string">
            <text:p text:style-name="Table_20_Contents">for</text:p>
          </table:table-cell>
          <table:table-cell table:style-name="Table1.A2" office:value-type="string">
            <text:p text:style-name="Table_20_Contents">lambda</text:p>
          </table:table-cell>
          <table:table-cell table:style-name="Table1.E2" office:value-type="string">
            <text:p text:style-name="Table_20_Contents">try</text:p>
          </table:table-cell>
        </table:table-row>
        <table:table-row>
          <table:table-cell table:style-name="Table1.A2" office:value-type="string">
            <text:p text:style-name="Table_20_Contents">True</text:p>
          </table:table-cell>
          <table:table-cell table:style-name="Table1.A2" office:value-type="string">
            <text:p text:style-name="Table_20_Contents">def</text:p>
          </table:table-cell>
          <table:table-cell table:style-name="Table1.A2" office:value-type="string">
            <text:p text:style-name="Table_20_Contents">from</text:p>
          </table:table-cell>
          <table:table-cell table:style-name="Table1.A2" office:value-type="string">
            <text:p text:style-name="Table_20_Contents">nonlocal</text:p>
          </table:table-cell>
          <table:table-cell table:style-name="Table1.E2" office:value-type="string">
            <text:p text:style-name="Table_20_Contents">while</text:p>
          </table:table-cell>
        </table:table-row>
        <table:table-row>
          <table:table-cell table:style-name="Table1.A2" office:value-type="string">
            <text:p text:style-name="Table_20_Contents">and</text:p>
          </table:table-cell>
          <table:table-cell table:style-name="Table1.A2" office:value-type="string">
            <text:p text:style-name="Table_20_Contents">del</text:p>
          </table:table-cell>
          <table:table-cell table:style-name="Table1.A2" office:value-type="string">
            <text:p text:style-name="Table_20_Contents">global</text:p>
          </table:table-cell>
          <table:table-cell table:style-name="Table1.A2" office:value-type="string">
            <text:p text:style-name="Table_20_Contents">not</text:p>
          </table:table-cell>
          <table:table-cell table:style-name="Table1.E2" office:value-type="string">
            <text:p text:style-name="Table_20_Contents">with</text:p>
          </table:table-cell>
        </table:table-row>
        <table:table-row>
          <table:table-cell table:style-name="Table1.A2" office:value-type="string">
            <text:p text:style-name="Table_20_Contents">as</text:p>
          </table:table-cell>
          <table:table-cell table:style-name="Table1.A2" office:value-type="string">
            <text:p text:style-name="Table_20_Contents">elif</text:p>
          </table:table-cell>
          <table:table-cell table:style-name="Table1.A2" office:value-type="string">
            <text:p text:style-name="Table_20_Contents">if</text:p>
          </table:table-cell>
          <table:table-cell table:style-name="Table1.A2" office:value-type="string">
            <text:p text:style-name="Table_20_Contents">or</text:p>
          </table:table-cell>
          <table:table-cell table:style-name="Table1.E2" office:value-type="string">
            <text:p text:style-name="Table_20_Contents">yield</text:p>
          </table:table-cell>
        </table:table-row>
        <table:table-row>
          <table:table-cell table:style-name="Table1.A2" office:value-type="string">
            <text:p text:style-name="Table_20_Contents">assert</text:p>
          </table:table-cell>
          <table:table-cell table:style-name="Table1.A2" office:value-type="string">
            <text:p text:style-name="Table_20_Contents">else</text:p>
          </table:table-cell>
          <table:table-cell table:style-name="Table1.A2" office:value-type="string">
            <text:p text:style-name="Table_20_Contents">import</text:p>
          </table:table-cell>
          <table:table-cell table:style-name="Table1.A2" office:value-type="string">
            <text:p text:style-name="Table_20_Contents">pass</text:p>
          </table:table-cell>
          <table:table-cell table:style-name="Table1.E2" office:value-type="string">
            <text:p text:style-name="Table_20_Contents"> </text:p>
          </table:table-cell>
        </table:table-row>
        <table:table-row>
          <table:table-cell table:style-name="Table1.A2" office:value-type="string">
            <text:p text:style-name="Table_20_Contents">break</text:p>
          </table:table-cell>
          <table:table-cell table:style-name="Table1.A2" office:value-type="string">
            <text:p text:style-name="Table_20_Contents">except</text:p>
          </table:table-cell>
          <table:table-cell table:style-name="Table1.A2" office:value-type="string">
            <text:p text:style-name="Table_20_Contents">in</text:p>
          </table:table-cell>
          <table:table-cell table:style-name="Table1.A2" office:value-type="string">
            <text:p text:style-name="Table_20_Contents">raise</text:p>
          </table:table-cell>
          <table:table-cell table:style-name="Table1.E2" office:value-type="string">
            <text:p text:style-name="Table_20_Contents"> </text:p>
          </table:table-cell>
        </table:table-row>
      </table:table>
      <text:p text:style-name="P1"/>
      <text:p text:style-name="P3">To know exact keyword</text:p>
      <text:p text:style-name="P25"><text:span text:style-name="Source_20_Text">import keyword</text:span></text:p>
      <text:p text:style-name="P25"><text:span text:style-name="Source_20_Text">print(keyword.kwlist)</text:span></text:p>
      <text:p text:style-name="P1"/>
      <text:p text:style-name="P1"/>
      <text:h text:style-name="P15" text:outline-level="2">Lines and Indentation</text:h>
      <text:p text:style-name="Text_20_body">Python provides no braces to indicate blocks of code for class and function definitions or flow control. Blocks of code are denoted by line indentation, which is rigidly enforced.</text:p>
      <text:p text:style-name="Text_20_body">The number of spaces in the indentation is variable, but all statements within the block must be indented the same amount. For example −</text:p>
      <text:p text:style-name="Preformatted_20_Text">if True:</text:p>
      <text:p text:style-name="Preformatted_20_Text"><text:s text:c="4"/>print "True"</text:p>
      <text:p text:style-name="Preformatted_20_Text">else:</text:p>
      <text:p text:style-name="P10"><text:s text:c="2"/>print "False"</text:p>
      <text:p text:style-name="Text_20_body">However, the following block generates an error −</text:p>
      <text:p text:style-name="Preformatted_20_Text">if True:</text:p>
      <text:p text:style-name="Preformatted_20_Text"><text:s text:c="4"/>print "Answer"</text:p>
      <text:p text:style-name="Preformatted_20_Text"><text:s text:c="4"/>print "True"</text:p>
      <text:p text:style-name="Preformatted_20_Text">else:</text:p>
      <text:p text:style-name="Preformatted_20_Text"><text:s text:c="4"/>print "Answer"</text:p>
      <text:p text:style-name="P10"><text:s text:c="2"/>print "False"</text:p>
      <text:p text:style-name="Text_20_body"><text:soft-page-break/>Thus, in Python all the continuous lines indented with same number of spaces would form a block. The following example has various statement blocks −</text:p>
      <text:p text:style-name="P1"/>
      <text:p text:style-name="P1"/>
      <text:h text:style-name="P15" text:outline-level="2">Multi-Line Statements</text:h>
      <text:p text:style-name="Text_20_body">Statements in Python typically end with a new line. Python does, however, allow the use of the line continuation character (\) to denote that the line should continue. For example −</text:p>
      <text:p text:style-name="Preformatted_20_Text">total = item_one + \</text:p>
      <text:p text:style-name="Preformatted_20_Text"><text:s text:c="8"/>item_two + \</text:p>
      <text:p text:style-name="P10"><text:s text:c="8"/>item_three</text:p>
      <text:p text:style-name="Text_20_body">Statements contained within the [], {}, or () brackets do not need to use the line continuation character. For example −</text:p>
      <text:p text:style-name="Preformatted_20_Text">days = ['Monday', 'Tuesday', 'Wednesday',</text:p>
      <text:p text:style-name="P10"><text:s text:c="8"/>'Thursday', 'Friday']</text:p>
      <text:p text:style-name="P1"/>
      <text:p text:style-name="P1"/>
      <text:p text:style-name="P1"/>
      <text:p text:style-name="P1"/>
      <text:h text:style-name="P15" text:outline-level="2">Quotation in Python</text:h>
      <text:p text:style-name="Text_20_body">Python accepts single ('), double (") and triple (''' or """) quotes to denote string literals, as long as the same type of quote starts and ends the string.</text:p>
      <text:p text:style-name="Text_20_body">The triple quotes are used to span the string across multiple lines. For example, all the following are legal −</text:p>
      <text:p text:style-name="Preformatted_20_Text">word = 'word'</text:p>
      <text:p text:style-name="Preformatted_20_Text">sentence = "This is a sentence."</text:p>
      <text:p text:style-name="Preformatted_20_Text">paragraph = """This is a paragraph. It is</text:p>
      <text:p text:style-name="P10">made up of multiple lines and sentences."""</text:p>
      <text:p text:style-name="P1"/>
      <text:p text:style-name="P1"/>
      <text:p text:style-name="P1"/>
      <text:h text:style-name="P15" text:outline-level="2">Comments in Python</text:h>
      <text:p text:style-name="Text_20_body">A hash sign (#) that is not inside a string literal begins a comment. All characters after the # and up to the end of the physical line are part of the comment and the Python interpreter ignores them.</text:p>
      <text:p text:style-name="Preformatted_20_Text">#!/usr/bin/python</text:p>
      <text:p text:style-name="Preformatted_20_Text"/>
      <text:p text:style-name="Preformatted_20_Text"># First comment</text:p>
      <text:p text:style-name="P10">print "Hello, Python!" # second comment</text:p>
      <text:p text:style-name="Text_20_body"><text:soft-page-break/>This produces the following result −</text:p>
      <text:p text:style-name="P10">Hello, Python!</text:p>
      <text:p text:style-name="Text_20_body">You can type a comment on the same line after a statement or expression −</text:p>
      <text:p text:style-name="P10">name = "Madisetti" # This is again comment</text:p>
      <text:p text:style-name="Text_20_body">You can comment multiple lines as follows −</text:p>
      <text:p text:style-name="Preformatted_20_Text"># This is a comment.</text:p>
      <text:p text:style-name="Preformatted_20_Text"># This is a comment, too.</text:p>
      <text:p text:style-name="Preformatted_20_Text"># This is a comment, too.</text:p>
      <text:p text:style-name="P10"># I said that already.</text:p>
      <text:p text:style-name="P1"/>
      <text:h text:style-name="P16" text:outline-level="2">Using Blank Lines</text:h>
      <text:p text:style-name="P7">A line containing only whitespace, possibly with a comment, is known as a blank line and Python totally ignores it.</text:p>
      <text:p text:style-name="P7">In an interactive interpreter session, you must enter an empty physical line to terminate a multiline statement.</text:p>
      <text:p text:style-name="P1"/>
      <text:p text:style-name="P1"/>
      <text:h text:style-name="P15" text:outline-level="2">Multiple Statements on a Single Line</text:h>
      <text:p text:style-name="Text_20_body">The semicolon ( ; ) allows multiple statements on the single line given that neither statement starts a new code block. Here is a sample snip using the semicolon −</text:p>
      <text:p text:style-name="P10">import sys; x = 'foo'; sys.stdout.write(x + '\n')</text:p>
      <text:p text:style-name="P1"/>
      <text:h text:style-name="P15" text:outline-level="2">Multiple Statement Groups as Suites</text:h>
      <text:p text:style-name="Text_20_body">A group of individual statements, which make a single code block are called <text:span text:style-name="T1">suites</text:span> in Python. Compound or complex statements, such as if, while, def, and class require a header line and a suite.</text:p>
      <text:p text:style-name="Text_20_body">Header lines begin the statement (with the keyword) and terminate with a colon ( : ) and are followed by one or more lines which make up the suite. For example −</text:p>
      <text:p text:style-name="Preformatted_20_Text">if expression : </text:p>
      <text:p text:style-name="Preformatted_20_Text"><text:s text:c="3"/>suite</text:p>
      <text:p text:style-name="Preformatted_20_Text">elif expression : </text:p>
      <text:p text:style-name="Preformatted_20_Text"><text:s text:c="3"/>suite </text:p>
      <text:p text:style-name="Preformatted_20_Text">else : </text:p>
      <text:p text:style-name="P10"><text:s text:c="3"/>suite</text:p>
      <text:p text:style-name="P1"><text:tab/></text:p>
      <text:p text:style-name="P1"><text:soft-page-break/></text:p>
      <text:p text:style-name="P1"/>
      <text:h text:style-name="P15" text:outline-level="2">Assigning Values to Variables</text:h>
      <text:p text:style-name="Text_20_body">Python variables do not need explicit declaration to reserve memory space. The declaration happens automatically when you assign a value to a variable. The equal sign (=) is used to assign values to variables.</text:p>
      <text:p text:style-name="Text_20_body">The operand to the left of the = operator is the name of the variable and the operand to the right of the = operator is the value stored in the variable. For example −</text:p>
      <text:p text:style-name="Preformatted_20_Text">#!/usr/bin/python</text:p>
      <text:p text:style-name="Preformatted_20_Text"/>
      <text:p text:style-name="Preformatted_20_Text">counter = 100 <text:s text:c="9"/># An integer assignment</text:p>
      <text:p text:style-name="Preformatted_20_Text">miles <text:s text:c="2"/>= 1000.0 <text:s text:c="6"/># A floating point</text:p>
      <text:p text:style-name="Preformatted_20_Text">name <text:s text:c="3"/>= "John" <text:s text:c="6"/># A string</text:p>
      <text:p text:style-name="Preformatted_20_Text"/>
      <text:p text:style-name="Preformatted_20_Text">print counter</text:p>
      <text:p text:style-name="Preformatted_20_Text">print miles</text:p>
      <text:p text:style-name="P10">print name</text:p>
      <text:p text:style-name="Text_20_body">Here, 100, 1000.0 and "John" are the values assigned to <text:span text:style-name="T2">counter</text:span>, <text:span text:style-name="T2">miles</text:span>, and <text:span text:style-name="T2">name</text:span> variables, respectively. This produces the following result −</text:p>
      <text:p text:style-name="Preformatted_20_Text">100</text:p>
      <text:p text:style-name="Preformatted_20_Text">1000.0</text:p>
      <text:p text:style-name="P10">John</text:p>
      <text:p text:style-name="P1"/>
      <text:p text:style-name="P1"/>
      <text:h text:style-name="P15" text:outline-level="2">Multiple Assignment</text:h>
      <text:p text:style-name="Text_20_body">Python allows you to assign a single value to several variables simultaneously. For example −</text:p>
      <text:p text:style-name="P10">a = b = c = 1</text:p>
      <text:p text:style-name="Text_20_body">Here, an integer object is created with the value 1, and all three variables are assigned to the same memory location. You can also assign multiple objects to multiple variables. For example −</text:p>
      <text:p text:style-name="P10">a,b,c = 1,2,"john"</text:p>
      <text:p text:style-name="Text_20_body">Here, two integer objects with values 1 and 2 are assigned to variables a and b respectively, and one string object with the value "john" is assigned to the variable c.</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8" text:outline-level="2"><text:soft-page-break/>Standard Data Types</text:h>
      <text:p text:style-name="P9"/>
      <text:p text:style-name="Text_20_body">The data stored in memory can be of many types. For example, a person's age is stored as a numeric value and his or her address is stored as alphanumeric characters. Python has various standard data types that are used to define the operations possible on them and the storage method for each of them.</text:p>
      <text:p text:style-name="Text_20_body">Python has five standard data types −</text:p>
      <text:list xml:id="list6733393603464298491" text:style-name="L2">
        <text:list-item>
          <text:p text:style-name="P28">Numbers</text:p>
        </text:list-item>
        <text:list-item>
          <text:p text:style-name="P28">String</text:p>
        </text:list-item>
        <text:list-item>
          <text:p text:style-name="P28">List</text:p>
        </text:list-item>
        <text:list-item>
          <text:p text:style-name="P28">Tuple</text:p>
        </text:list-item>
        <text:list-item>
          <text:p text:style-name="P28">Dictionary</text:p>
        </text:list-item>
        <text:list-item>
          <text:p text:style-name="P29">Sets</text:p>
        </text:list-item>
        <text:list-item>
          <text:p text:style-name="P30">Booleans, None</text:p>
        </text:list-item>
      </text:list>
      <text:p text:style-name="P1"/>
      <text:h text:style-name="P15" text:outline-level="2">Python Numbers</text:h>
      <text:p text:style-name="Text_20_body">Number data types store numeric values. Number objects are created when you assign a value to them. For example −</text:p>
      <text:p text:style-name="Preformatted_20_Text">var1 = 1</text:p>
      <text:p text:style-name="P10">var2 = 10</text:p>
      <text:p text:style-name="Text_20_body">You can also delete the reference to a number object by using the del statement. The syntax of the del statement is −</text:p>
      <text:p text:style-name="P10">del var1[,var2[,var3[....,varN]]]]</text:p>
      <text:p text:style-name="Text_20_body">You can delete a single object or multiple objects by using the del statement. For example −</text:p>
      <text:p text:style-name="Preformatted_20_Text">del var</text:p>
      <text:p text:style-name="P10">del var_a, var_b</text:p>
      <text:p text:style-name="P6"><text:span text:style-name="T3">P</text:span>ython supports four different numerical types −</text:p>
      <text:list xml:id="list288570033968321030" text:style-name="L3">
        <text:list-item>
          <text:p text:style-name="P31">int (signed integers)</text:p>
        </text:list-item>
        <text:list-item>
          <text:p text:style-name="P31">long (long integers, they can also be represented in octal and hexadecimal)</text:p>
        </text:list-item>
        <text:list-item>
          <text:p text:style-name="P31">float (floating point real values)</text:p>
        </text:list-item>
        <text:list-item>
          <text:p text:style-name="P31">complex (complex numbers)</text:p>
        </text:list-item>
      </text:list>
      <text:h text:style-name="Heading_20_3" text:outline-level="3"><text:soft-page-break/>Examples</text:h>
      <text:p text:style-name="Text_20_body">Here are some examples of numbers −</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Table_20_Heading">int</text:p>
          </table:table-cell>
          <table:table-cell table:style-name="Table2.A1" office:value-type="string">
            <text:p text:style-name="Table_20_Heading">long</text:p>
          </table:table-cell>
          <table:table-cell table:style-name="Table2.A1" office:value-type="string">
            <text:p text:style-name="Table_20_Heading">float</text:p>
          </table:table-cell>
          <table:table-cell table:style-name="Table2.A1" office:value-type="string">
            <text:p text:style-name="Table_20_Heading">complex</text:p>
          </table:table-cell>
        </table:table-row>
        <table:table-row>
          <table:table-cell table:style-name="Table2.A1" office:value-type="string">
            <text:p text:style-name="Table_20_Contents">10</text:p>
          </table:table-cell>
          <table:table-cell table:style-name="Table2.A1" office:value-type="string">
            <text:p text:style-name="Table_20_Contents">51924361L</text:p>
          </table:table-cell>
          <table:table-cell table:style-name="Table2.A1" office:value-type="string">
            <text:p text:style-name="Table_20_Contents">0.0</text:p>
          </table:table-cell>
          <table:table-cell table:style-name="Table2.A1" office:value-type="string">
            <text:p text:style-name="Table_20_Contents">3.14j</text:p>
          </table:table-cell>
        </table:table-row>
        <table:table-row>
          <table:table-cell table:style-name="Table2.A1" office:value-type="string">
            <text:p text:style-name="Table_20_Contents">100</text:p>
          </table:table-cell>
          <table:table-cell table:style-name="Table2.A1" office:value-type="string">
            <text:p text:style-name="Table_20_Contents">-0x19323L</text:p>
          </table:table-cell>
          <table:table-cell table:style-name="Table2.A1" office:value-type="string">
            <text:p text:style-name="Table_20_Contents">15.20</text:p>
          </table:table-cell>
          <table:table-cell table:style-name="Table2.A1" office:value-type="string">
            <text:p text:style-name="Table_20_Contents">45.j</text:p>
          </table:table-cell>
        </table:table-row>
        <table:table-row>
          <table:table-cell table:style-name="Table2.A1" office:value-type="string">
            <text:p text:style-name="Table_20_Contents">-786</text:p>
          </table:table-cell>
          <table:table-cell table:style-name="Table2.A1" office:value-type="string">
            <text:p text:style-name="Table_20_Contents">0122L</text:p>
          </table:table-cell>
          <table:table-cell table:style-name="Table2.A1" office:value-type="string">
            <text:p text:style-name="Table_20_Contents">-21.9</text:p>
          </table:table-cell>
          <table:table-cell table:style-name="Table2.A1" office:value-type="string">
            <text:p text:style-name="Table_20_Contents">9.322e-36j</text:p>
          </table:table-cell>
        </table:table-row>
        <table:table-row>
          <table:table-cell table:style-name="Table2.A1" office:value-type="string">
            <text:p text:style-name="Table_20_Contents">080</text:p>
          </table:table-cell>
          <table:table-cell table:style-name="Table2.A1" office:value-type="string">
            <text:p text:style-name="Table_20_Contents">0xDEFABCECBDAECBFBAEl</text:p>
          </table:table-cell>
          <table:table-cell table:style-name="Table2.A1" office:value-type="string">
            <text:p text:style-name="Table_20_Contents">32.3+e18</text:p>
          </table:table-cell>
          <table:table-cell table:style-name="Table2.A1" office:value-type="string">
            <text:p text:style-name="Table_20_Contents">.876j</text:p>
          </table:table-cell>
        </table:table-row>
        <table:table-row>
          <table:table-cell table:style-name="Table2.A1" office:value-type="string">
            <text:p text:style-name="Table_20_Contents">-0490</text:p>
          </table:table-cell>
          <table:table-cell table:style-name="Table2.A1" office:value-type="string">
            <text:p text:style-name="Table_20_Contents">535633629843L</text:p>
          </table:table-cell>
          <table:table-cell table:style-name="Table2.A1" office:value-type="string">
            <text:p text:style-name="Table_20_Contents">-90.</text:p>
          </table:table-cell>
          <table:table-cell table:style-name="Table2.A1" office:value-type="string">
            <text:p text:style-name="Table_20_Contents">-.6545+0J</text:p>
          </table:table-cell>
        </table:table-row>
        <table:table-row>
          <table:table-cell table:style-name="Table2.A1" office:value-type="string">
            <text:p text:style-name="Table_20_Contents">-0x260</text:p>
          </table:table-cell>
          <table:table-cell table:style-name="Table2.A1" office:value-type="string">
            <text:p text:style-name="Table_20_Contents">-052318172735L</text:p>
          </table:table-cell>
          <table:table-cell table:style-name="Table2.A1" office:value-type="string">
            <text:p text:style-name="Table_20_Contents">-32.54e100</text:p>
          </table:table-cell>
          <table:table-cell table:style-name="Table2.A1" office:value-type="string">
            <text:p text:style-name="Table_20_Contents">3e+26J</text:p>
          </table:table-cell>
        </table:table-row>
        <table:table-row>
          <table:table-cell table:style-name="Table2.A1" office:value-type="string">
            <text:p text:style-name="Table_20_Contents">0x69</text:p>
          </table:table-cell>
          <table:table-cell table:style-name="Table2.A1" office:value-type="string">
            <text:p text:style-name="Table_20_Contents">-4721885298529L</text:p>
          </table:table-cell>
          <table:table-cell table:style-name="Table2.A1" office:value-type="string">
            <text:p text:style-name="Table_20_Contents">70.2-E12</text:p>
          </table:table-cell>
          <table:table-cell table:style-name="Table2.A1" office:value-type="string">
            <text:p text:style-name="Table_20_Contents">4.53e-7j</text:p>
          </table:table-cell>
        </table:table-row>
      </table:table>
      <text:p text:style-name="P1"/>
      <text:p text:style-name="P1"/>
      <text:h text:style-name="P15" text:outline-level="2">Python Strings</text:h>
      <text:p text:style-name="Text_20_body">Strings in Python are identified as a contiguous set of characters represented in the quotation marks. Python allows for either pairs of single or double quotes. Subsets of strings can be taken using the slice operator ([ ] and [:] ) with indexes starting at 0 in the beginning of the string and working their way from -1 at the end.</text:p>
      <text:p text:style-name="Text_20_body">The plus (+) sign is the string concatenation operator and the asterisk (*) is the repetition operator. For example −</text:p>
      <text:p text:style-name="Preformatted_20_Text">#!/usr/bin/python</text:p>
      <text:p text:style-name="Preformatted_20_Text"/>
      <text:p text:style-name="Preformatted_20_Text">str = 'Hello World!'</text:p>
      <text:p text:style-name="Preformatted_20_Text"/>
      <text:p text:style-name="Preformatted_20_Text">print str <text:s text:c="9"/># Prints complete string</text:p>
      <text:p text:style-name="Preformatted_20_Text">print str[0] <text:s text:c="6"/># Prints first character of the string</text:p>
      <text:p text:style-name="Preformatted_20_Text">print str[2:5] <text:s text:c="4"/># Prints characters starting from 3rd to 5th</text:p>
      <text:p text:style-name="Preformatted_20_Text">print str[2:] <text:s text:c="5"/># Prints string starting from 3rd character</text:p>
      <text:p text:style-name="Preformatted_20_Text">print str * 2 <text:s text:c="5"/># Prints string two times</text:p>
      <text:p text:style-name="P10">print str + "TEST" # Prints concatenated string</text:p>
      <text:p text:style-name="Text_20_body">This will produce the following result −</text:p>
      <text:p text:style-name="Preformatted_20_Text">Hello World!</text:p>
      <text:p text:style-name="Preformatted_20_Text">H</text:p>
      <text:p text:style-name="Preformatted_20_Text">llo</text:p>
      <text:p text:style-name="Preformatted_20_Text">llo World!</text:p>
      <text:p text:style-name="Preformatted_20_Text">Hello World!Hello World!</text:p>
      <text:p text:style-name="P10">Hello World!TEST</text:p>
      <text:p text:style-name="P1"/>
      <text:p text:style-name="P1"/>
      <text:h text:style-name="P15" text:outline-level="2"><text:soft-page-break/>Python Lists</text:h>
      <text:p text:style-name="Text_20_body">Lists are the most versatile of Python's compound data types. A list contains items separated by commas and enclosed within square brackets ([]). To some extent, lists are similar to arrays in C. One difference between them is that all the items belonging to a list can be of different data type.</text:p>
      <text:p text:style-name="Text_20_body">The values stored in a list can be accessed using the slice operator ([ ] and [:]) with indexes starting at 0 in the beginning of the list and working their way to end -1. The plus (+) sign is the list concatenation operator, and the asterisk (*) is the repetition operator. For example −</text:p>
      <text:p text:style-name="Preformatted_20_Text">#!/usr/bin/python</text:p>
      <text:p text:style-name="Preformatted_20_Text"/>
      <text:p text:style-name="Preformatted_20_Text">list = [ 'abcd', 786 , 2.23, 'john', 70.2 ]</text:p>
      <text:p text:style-name="Preformatted_20_Text">tinylist = [123, 'john']</text:p>
      <text:p text:style-name="Preformatted_20_Text"/>
      <text:p text:style-name="Preformatted_20_Text">print list <text:s text:c="9"/># Prints complete list</text:p>
      <text:p text:style-name="Preformatted_20_Text">print list[0] <text:s text:c="6"/># Prints first element of the list</text:p>
      <text:p text:style-name="Preformatted_20_Text">print list[1:3] <text:s text:c="4"/># Prints elements starting from 2nd till 3rd </text:p>
      <text:p text:style-name="Preformatted_20_Text">print list[2:] <text:s text:c="5"/># Prints elements starting from 3rd element</text:p>
      <text:p text:style-name="Preformatted_20_Text">print tinylist * 2 <text:s/># Prints list two times</text:p>
      <text:p text:style-name="P10">print list + tinylist # Prints concatenated lists</text:p>
      <text:p text:style-name="P10"/>
      <text:p text:style-name="P11">example for list is needed</text:p>
      <text:p text:style-name="Text_20_body">This produce the following result −</text:p>
      <text:p text:style-name="Preformatted_20_Text">['abcd', 786, 2.23, 'john', 70.200000000000003]</text:p>
      <text:p text:style-name="Preformatted_20_Text">abcd</text:p>
      <text:p text:style-name="Preformatted_20_Text">[786, 2.23]</text:p>
      <text:p text:style-name="Preformatted_20_Text">[2.23, 'john', 70.200000000000003]</text:p>
      <text:p text:style-name="Preformatted_20_Text">[123, 'john', 123, 'john']</text:p>
      <text:p text:style-name="P10">['abcd', 786, 2.23, 'john', 70.200000000000003, 123, 'john']</text:p>
      <text:p text:style-name="P1"/>
      <text:h text:style-name="P15" text:outline-level="2">Python Tuples</text:h>
      <text:p text:style-name="Text_20_body">A tuple is another sequence data type that is similar to the list. A tuple consists of a number of values separated by commas. Unlike lists, however, tuples are enclosed within parentheses.</text:p>
      <text:p text:style-name="Text_20_body">The main differences between lists and tuples are: Lists are enclosed in brackets ( [ ] ) and their elements and size can be changed, while tuples are enclosed in parentheses ( ( ) ) and cannot be updated. Tuples can be thought of as <text:span text:style-name="T1">read-only</text:span> lists. For example −</text:p>
      <text:p text:style-name="Preformatted_20_Text">#!/usr/bin/python</text:p>
      <text:p text:style-name="Preformatted_20_Text"/>
      <text:p text:style-name="Preformatted_20_Text">tuple = ( 'abcd', 786 , 2.23, 'john', 70.2 <text:s/>)</text:p>
      <text:p text:style-name="Preformatted_20_Text">tinytuple = (123, 'john')</text:p>
      <text:p text:style-name="Preformatted_20_Text"/>
      <text:p text:style-name="Preformatted_20_Text">print tuple <text:s text:c="10"/># Prints complete list</text:p>
      <text:p text:style-name="Preformatted_20_Text">print tuple[0] <text:s text:c="7"/># Prints first element of the list</text:p>
      <text:p text:style-name="Preformatted_20_Text">print tuple[1:3] <text:s text:c="5"/># Prints elements starting from 2nd till 3rd </text:p>
      <text:p text:style-name="Preformatted_20_Text"><text:soft-page-break/>print tuple[2:] <text:s text:c="6"/># Prints elements starting from 3rd element</text:p>
      <text:p text:style-name="Preformatted_20_Text">print tinytuple * 2 <text:s text:c="2"/># Prints list two times</text:p>
      <text:p text:style-name="P10">print tuple + tinytuple # Prints concatenated lists</text:p>
      <text:p text:style-name="Text_20_body">This produce the following result −</text:p>
      <text:p text:style-name="Preformatted_20_Text">('abcd', 786, 2.23, 'john', 70.200000000000003)</text:p>
      <text:p text:style-name="Preformatted_20_Text">abcd</text:p>
      <text:p text:style-name="Preformatted_20_Text">(786, 2.23)</text:p>
      <text:p text:style-name="Preformatted_20_Text">(2.23, 'john', 70.200000000000003)</text:p>
      <text:p text:style-name="Preformatted_20_Text">(123, 'john', 123, 'john')</text:p>
      <text:p text:style-name="P10">('abcd', 786, 2.23, 'john', 70.200000000000003, 123, 'john')</text:p>
      <text:p text:style-name="Text_20_body">The following code is invalid with tuple, because we attempted to update a tuple, which is not allowed. Similar case is possible with lists −</text:p>
      <text:p text:style-name="Preformatted_20_Text">#!/usr/bin/python</text:p>
      <text:p text:style-name="Preformatted_20_Text"/>
      <text:p text:style-name="Preformatted_20_Text">tuple = ( 'abcd', 786 , 2.23, 'john', 70.2 <text:s/>)</text:p>
      <text:p text:style-name="Preformatted_20_Text">list = [ 'abcd', 786 , 2.23, 'john', 70.2 <text:s/>]</text:p>
      <text:p text:style-name="Preformatted_20_Text">tuple[2] = 1000 <text:s text:c="3"/># Invalid syntax with tuple</text:p>
      <text:p text:style-name="P10">list[2] = 1000 <text:s text:c="4"/># Valid syntax with list</text:p>
      <text:h text:style-name="P24" text:outline-level="3">Range</text:h>
      <text:p text:style-name="Text_20_body"><text:bookmark text:name="index-25"/>The <text:a xlink:type="simple" xlink:href="https://docs.python.org/3/library/stdtypes.html#range" text:style-name="Internet_20_link" text:visited-style-name="Visited_20_Internet_20_Link"><text:span text:style-name="Source_20_Text">range</text:span></text:a> type represents an immutable sequence of numbers and is commonly used for looping a specific number of times in <text:a xlink:type="simple" xlink:href="https://docs.python.org/3/reference/compound_stmts.html#for" text:style-name="Internet_20_link" text:visited-style-name="Visited_20_Internet_20_Link"><text:span text:style-name="Source_20_Text">for</text:span></text:a> loops.</text:p>
      <text:p text:style-name="List_20_Heading"><text:bookmark text:name="range"/><text:span text:style-name="Emphasis">class </text:span><text:span text:style-name="Source_20_Text">range</text:span>(<text:span text:style-name="Emphasis">stop</text:span>) </text:p>
      <text:p text:style-name="P14"><text:span text:style-name="Emphasis">class </text:span><text:span text:style-name="Source_20_Text">range</text:span>(<text:span text:style-name="Emphasis">start</text:span>, <text:span text:style-name="Emphasis">stop</text:span>[, <text:span text:style-name="Emphasis">step</text:span>]) </text:p>
      <text:p text:style-name="P13">The arguments to the range constructor must be integers (either built-in <text:a xlink:type="simple" xlink:href="https://docs.python.org/3/library/functions.html#int" text:style-name="Internet_20_link" text:visited-style-name="Visited_20_Internet_20_Link"><text:span text:style-name="Source_20_Text">int</text:span></text:a> or any object that implements the <text:span text:style-name="Source_20_Text">__index__</text:span> special method). If the <text:span text:style-name="Emphasis">step</text:span> argument is omitted, it defaults to <text:span text:style-name="Source_20_Text">1</text:span>. If the <text:span text:style-name="Emphasis">start</text:span> argument is omitted, it defaults to <text:span text:style-name="Source_20_Text">0</text:span>. If <text:span text:style-name="Emphasis">step</text:span> is zero, <text:a xlink:type="simple" xlink:href="https://docs.python.org/3/library/exceptions.html#ValueError" text:style-name="Internet_20_link" text:visited-style-name="Visited_20_Internet_20_Link"><text:span text:style-name="Source_20_Text">ValueError</text:span></text:a> is raised.</text:p>
      <text:p text:style-name="P13">For a positive <text:span text:style-name="Emphasis">step</text:span>, the contents of a range <text:span text:style-name="Source_20_Text">r</text:span> are determined by the formula <text:span text:style-name="Source_20_Text">r[i] = start + step*i</text:span> where <text:span text:style-name="Source_20_Text">i &gt;= 0</text:span> and <text:span text:style-name="Source_20_Text">r[i] &lt; stop</text:span>.</text:p>
      <text:p text:style-name="P13">For a negative <text:span text:style-name="Emphasis">step</text:span>, the contents of the range are still determined by the formula <text:span text:style-name="Source_20_Text">r[i] = start + step*i</text:span>, but the constraints are <text:span text:style-name="Source_20_Text">i &gt;= 0</text:span> and <text:span text:style-name="Source_20_Text">r[i] &gt; stop</text:span>.</text:p>
      <text:p text:style-name="P13">A range object will be empty if <text:span text:style-name="Source_20_Text">r[0]</text:span> does not meet the value constraint. Ranges do support negative indices, but these are interpreted as indexing from the end of the sequence determined by the positive indices.</text:p>
      <text:p text:style-name="P13">Ranges containing absolute values larger than <text:a xlink:type="simple" xlink:href="https://docs.python.org/3/library/sys.html#sys.maxsize" text:style-name="Internet_20_link" text:visited-style-name="Visited_20_Internet_20_Link"><text:span text:style-name="Source_20_Text">sys.maxsize</text:span></text:a> are permitted but some features (such as <text:a xlink:type="simple" xlink:href="https://docs.python.org/3/library/functions.html#len" text:style-name="Internet_20_link" text:visited-style-name="Visited_20_Internet_20_Link"><text:span text:style-name="Source_20_Text">len()</text:span></text:a>) may raise <text:a xlink:type="simple" xlink:href="https://docs.python.org/3/library/exceptions.html#OverflowError" text:style-name="Internet_20_link" text:visited-style-name="Visited_20_Internet_20_Link"><text:span text:style-name="Source_20_Text">OverflowError</text:span></text:a>.</text:p>
      <text:p text:style-name="P13">Range examples:</text:p>
      <text:p text:style-name="P21">&gt;&gt;&gt; list(range(10))</text:p>
      <text:p text:style-name="P21"><text:soft-page-break/>[0, 1, 2, 3, 4, 5, 6, 7, 8, 9]</text:p>
      <text:p text:style-name="P21">&gt;&gt;&gt; list(range(1, 11))</text:p>
      <text:p text:style-name="P21">[1, 2, 3, 4, 5, 6, 7, 8, 9, 10]</text:p>
      <text:p text:style-name="P21">&gt;&gt;&gt; list(range(0, 30, 5))</text:p>
      <text:p text:style-name="P21">[0, 5, 10, 15, 20, 25]</text:p>
      <text:p text:style-name="P21">&gt;&gt;&gt; list(range(0, 10, 3))</text:p>
      <text:p text:style-name="P21">[0, 3, 6, 9]</text:p>
      <text:p text:style-name="P21">&gt;&gt;&gt; list(range(0, -10, -1))</text:p>
      <text:p text:style-name="P21">[0, -1, -2, -3, -4, -5, -6, -7, -8, -9]</text:p>
      <text:p text:style-name="P21">&gt;&gt;&gt; list(range(0))</text:p>
      <text:p text:style-name="P21">[]</text:p>
      <text:p text:style-name="P21">&gt;&gt;&gt; list(range(1, 0))</text:p>
      <text:p text:style-name="P22">[]</text:p>
      <text:p text:style-name="P13">Ranges implement all of the <text:a xlink:type="simple" xlink:href="https://docs.python.org/3/library/stdtypes.html#typesseq-common" text:style-name="Internet_20_link" text:visited-style-name="Visited_20_Internet_20_Link">common</text:a> sequence operations except concatenation and repetition (due to the fact that range objects can only represent sequences that follow a strict pattern and repetition and concatenation will usually violate that pattern).</text:p>
      <text:p text:style-name="P23"><text:bookmark text:name="range.start"/><text:span text:style-name="Source_20_Text">start</text:span> </text:p>
      <text:p text:style-name="P20">The value of the <text:span text:style-name="Emphasis">start</text:span> parameter (or <text:span text:style-name="Source_20_Text">0</text:span> if the parameter was not supplied)</text:p>
      <text:p text:style-name="P23"><text:bookmark text:name="range.stop"/><text:span text:style-name="Source_20_Text">stop</text:span> </text:p>
      <text:p text:style-name="P20">The value of the <text:span text:style-name="Emphasis">stop</text:span> parameter</text:p>
      <text:p text:style-name="P23"><text:bookmark text:name="range.step"/><text:span text:style-name="Source_20_Text">step</text:span> </text:p>
      <text:p text:style-name="P20">The value of the <text:span text:style-name="Emphasis">step</text:span> parameter (or <text:span text:style-name="Source_20_Text">1</text:span> if the parameter was not supplied)</text:p>
      <text:p text:style-name="Text_20_body">The advantage of the <text:a xlink:type="simple" xlink:href="https://docs.python.org/3/library/stdtypes.html#range" text:style-name="Internet_20_link" text:visited-style-name="Visited_20_Internet_20_Link"><text:span text:style-name="Source_20_Text">range</text:span></text:a> type over a regular <text:a xlink:type="simple" xlink:href="https://docs.python.org/3/library/stdtypes.html#list" text:style-name="Internet_20_link" text:visited-style-name="Visited_20_Internet_20_Link"><text:span text:style-name="Source_20_Text">list</text:span></text:a> or <text:a xlink:type="simple" xlink:href="https://docs.python.org/3/library/stdtypes.html#tuple" text:style-name="Internet_20_link" text:visited-style-name="Visited_20_Internet_20_Link"><text:span text:style-name="Source_20_Text">tuple</text:span></text:a> is that a <text:a xlink:type="simple" xlink:href="https://docs.python.org/3/library/stdtypes.html#range" text:style-name="Internet_20_link" text:visited-style-name="Visited_20_Internet_20_Link"><text:span text:style-name="Source_20_Text">range</text:span></text:a> object will always take the same (small) amount of memory, no matter the size of the range it represents (as it only stores the <text:span text:style-name="Source_20_Text">start</text:span>, <text:span text:style-name="Source_20_Text">stop</text:span> and <text:span text:style-name="Source_20_Text">step</text:span> values, calculating individual items and subranges as needed).</text:p>
      <text:p text:style-name="Text_20_body">Range objects implement the <text:a xlink:type="simple" xlink:href="https://docs.python.org/3/library/collections.abc.html#collections.abc.Sequence" text:style-name="Internet_20_link" text:visited-style-name="Visited_20_Internet_20_Link"><text:span text:style-name="Source_20_Text">collections.abc.Sequence</text:span></text:a> ABC, and provide features such as containment tests, element index lookup, slicing and support for negative indices (see <text:a xlink:type="simple" xlink:href="https://docs.python.org/3/library/stdtypes.html#typesseq" text:style-name="Internet_20_link" text:visited-style-name="Visited_20_Internet_20_Link">Sequence Types — list, tuple, range</text:a>):</text:p>
      <text:p text:style-name="P8"/>
      <text:p text:style-name="Preformatted_20_Text">&gt;&gt;&gt; r = range(0, 20, 2)</text:p>
      <text:p text:style-name="Preformatted_20_Text">&gt;&gt;&gt; r</text:p>
      <text:p text:style-name="Preformatted_20_Text">range(0, 20, 2)</text:p>
      <text:p text:style-name="Preformatted_20_Text">&gt;&gt;&gt; 11 in r</text:p>
      <text:p text:style-name="Preformatted_20_Text">False</text:p>
      <text:p text:style-name="Preformatted_20_Text">&gt;&gt;&gt; 10 in r</text:p>
      <text:p text:style-name="Preformatted_20_Text">True</text:p>
      <text:p text:style-name="Preformatted_20_Text">&gt;&gt;&gt; r.index(10)</text:p>
      <text:p text:style-name="Preformatted_20_Text">5</text:p>
      <text:p text:style-name="Preformatted_20_Text">&gt;&gt;&gt; r[5]</text:p>
      <text:p text:style-name="Preformatted_20_Text">10</text:p>
      <text:p text:style-name="Preformatted_20_Text">&gt;&gt;&gt; r[:5]</text:p>
      <text:p text:style-name="Preformatted_20_Text">range(0, 10, 2)</text:p>
      <text:p text:style-name="Preformatted_20_Text"><text:soft-page-break/>&gt;&gt;&gt; r[-1]</text:p>
      <text:p text:style-name="P10">18</text:p>
      <text:p text:style-name="P6"/>
      <text:h text:style-name="P15" text:outline-level="2"/>
      <text:h text:style-name="P15" text:outline-level="2">Sets</text:h>
      <text:p text:style-name="P6"/>
      <text:p text:style-name="P6">Python also includes a data type for <text:span text:style-name="Emphasis">sets</text:span>. A set is an unordered collection with no duplicate elements. Basic uses include membership testing and eliminating duplicate entries. Set objects also support mathematical operations like union, intersection, difference, and symmetric difference.</text:p>
      <text:p text:style-name="Text_20_body">Curly braces or the <text:a xlink:type="simple" xlink:href="https://docs.python.org/3/library/stdtypes.html#set" text:style-name="Internet_20_link" text:visited-style-name="Visited_20_Internet_20_Link"><text:span text:style-name="Source_20_Text">set()</text:span></text:a> function can be used to create sets. Note: to create an empty set you have to use <text:span text:style-name="Source_20_Text">set()</text:span>, not <text:span text:style-name="Source_20_Text">{}</text:span>; the latter creates an empty dictionary, a data structure that we discuss in the next section.</text:p>
      <text:p text:style-name="Text_20_body">Here is a brief demonstration:</text:p>
      <text:p text:style-name="Preformatted_20_Text">&gt;&gt;&gt; basket = {'apple', 'orange', 'apple', 'pear', 'orange', 'banana'}</text:p>
      <text:p text:style-name="Preformatted_20_Text">&gt;&gt;&gt; print(basket) <text:s text:c="21"/># show that duplicates have been removed</text:p>
      <text:p text:style-name="Preformatted_20_Text">{'orange', 'banana', 'pear', 'apple'}</text:p>
      <text:p text:style-name="Preformatted_20_Text">&gt;&gt;&gt; 'orange' in basket <text:s text:c="16"/># fast membership testing</text:p>
      <text:p text:style-name="Preformatted_20_Text">True</text:p>
      <text:p text:style-name="Preformatted_20_Text">&gt;&gt;&gt; 'crabgrass' in basket</text:p>
      <text:p text:style-name="Preformatted_20_Text">False</text:p>
      <text:p text:style-name="Preformatted_20_Text"/>
      <text:p text:style-name="Preformatted_20_Text">&gt;&gt;&gt; # Demonstrate set operations on unique letters from two words</text:p>
      <text:p text:style-name="Preformatted_20_Text">...</text:p>
      <text:p text:style-name="Preformatted_20_Text">&gt;&gt;&gt; a = set('abracadabra')</text:p>
      <text:p text:style-name="Preformatted_20_Text">&gt;&gt;&gt; b = set('alacazam')</text:p>
      <text:p text:style-name="Preformatted_20_Text">&gt;&gt;&gt; a <text:s text:c="33"/># unique letters in a</text:p>
      <text:p text:style-name="Preformatted_20_Text">{'a', 'r', 'b', 'c', 'd'}</text:p>
      <text:p text:style-name="Preformatted_20_Text">&gt;&gt;&gt; a - b <text:s text:c="29"/># letters in a but not in b</text:p>
      <text:p text:style-name="Preformatted_20_Text">{'r', 'd', 'b'}</text:p>
      <text:p text:style-name="Preformatted_20_Text">&gt;&gt;&gt; a | b <text:s text:c="29"/># letters in a or b or both</text:p>
      <text:p text:style-name="Preformatted_20_Text">{'a', 'c', 'r', 'd', 'b', 'm', 'z', 'l'}</text:p>
      <text:p text:style-name="Preformatted_20_Text">&gt;&gt;&gt; a &amp; b <text:s text:c="29"/># letters in both a and b</text:p>
      <text:p text:style-name="Preformatted_20_Text">{'a', 'c'}</text:p>
      <text:p text:style-name="Preformatted_20_Text">&gt;&gt;&gt; a ^ b <text:s text:c="29"/># letters in a or b but not both</text:p>
      <text:p text:style-name="P10">{'r', 'd', 'b', 'm', 'z', 'l'}</text:p>
      <text:p text:style-name="P1"/>
      <text:h text:style-name="P15" text:outline-level="2">Python Dictionary</text:h>
      <text:p text:style-name="Text_20_body">Python's dictionaries are kind of hash table type. They work like associative arrays or hashes found in Perl and consist of key-value pairs. A dictionary key can be almost any Python type, but are usually numbers or strings. Values, on the other hand, can be any arbitrary Python object.</text:p>
      <text:p text:style-name="Text_20_body"><text:soft-page-break/>Dictionaries are enclosed by curly braces ({ }) and values can be assigned and accessed using square braces ([]). For example −</text:p>
      <text:p text:style-name="Preformatted_20_Text">#!/usr/bin/python</text:p>
      <text:p text:style-name="Preformatted_20_Text"/>
      <text:p text:style-name="Preformatted_20_Text">dict = {}</text:p>
      <text:p text:style-name="Preformatted_20_Text">dict['one'] = "This is one"</text:p>
      <text:p text:style-name="Preformatted_20_Text">dict[2] <text:s text:c="4"/>= "This is two"</text:p>
      <text:p text:style-name="Preformatted_20_Text"/>
      <text:p text:style-name="Preformatted_20_Text">tinydict = {'name': 'john','code':6734, 'dept': 'sales'}</text:p>
      <text:p text:style-name="Preformatted_20_Text"/>
      <text:p text:style-name="Preformatted_20_Text"/>
      <text:p text:style-name="Preformatted_20_Text">print dict['one'] <text:s text:c="6"/># Prints value for 'one' key</text:p>
      <text:p text:style-name="Preformatted_20_Text">print dict[2] <text:s text:c="10"/># Prints value for 2 key</text:p>
      <text:p text:style-name="Preformatted_20_Text">print tinydict <text:s text:c="9"/># Prints complete dictionary</text:p>
      <text:p text:style-name="Preformatted_20_Text">print tinydict.keys() <text:s text:c="2"/># Prints all the keys</text:p>
      <text:p text:style-name="P10">print tinydict.values() # Prints all the values</text:p>
      <text:p text:style-name="Text_20_body">This produce the following result −</text:p>
      <text:p text:style-name="Preformatted_20_Text">This is one</text:p>
      <text:p text:style-name="Preformatted_20_Text">This is two</text:p>
      <text:p text:style-name="Preformatted_20_Text">{'dept': 'sales', 'code': 6734, 'name': 'john'}</text:p>
      <text:p text:style-name="Preformatted_20_Text">['dept', 'code', 'name']</text:p>
      <text:p text:style-name="P10">['sales', 6734, 'john']</text:p>
      <text:p text:style-name="Text_20_body">Dictionaries have no concept of order among elements. It is incorrect to say that the elements are "out of order"; they are simply unordered.</text:p>
      <text:p text:style-name="P1"/>
      <text:p text:style-name="P1"/>
      <text:p text:style-name="P1"/>
      <text:p text:style-name="P4"/>
      <text:p text:style-name="P4"/>
      <text:p text:style-name="P2">Sequences</text:p>
      <text:p text:style-name="P4"/>
      <text:p text:style-name="P4">In Python, sequence is the generic term for an ordered set. There are several types of sequences in Python, the following three are the most important. Lists are the most versatile sequence type. The elements of a list can be any object, and lists are mutable - they can be changed.</text:p>
      <text:h text:style-name="P17" text:outline-level="2">Sequence Types — <text:a xlink:type="simple" xlink:href="https://docs.python.org/3/library/stdtypes.html#list" text:style-name="Internet_20_link" text:visited-style-name="Visited_20_Internet_20_Link"><text:span text:style-name="Source_20_Text">list</text:span></text:a>, <text:a xlink:type="simple" xlink:href="https://docs.python.org/3/library/stdtypes.html#tuple" text:style-name="Internet_20_link" text:visited-style-name="Visited_20_Internet_20_Link"><text:span text:style-name="Source_20_Text">tuple</text:span></text:a>, <text:a xlink:type="simple" xlink:href="https://docs.python.org/3/library/stdtypes.html#range" text:style-name="Internet_20_link" text:visited-style-name="Visited_20_Internet_20_Link"><text:span text:style-name="Source_20_Text">range</text:span></text:a></text:h>
      <text:p text:style-name="P4"/>
      <text:p text:style-name="P4"/>
      <text:p text:style-name="P4"/>
      <text:p text:style-name="P4"/>
      <text:p text:style-name="P4"/>
      <text:p text:style-name="P4"/>
      <text:p text:style-name="P4"/>
      <text:h text:style-name="P15" text:outline-level="2"><text:soft-page-break/>Data Type Conversion</text:h>
      <text:p text:style-name="Text_20_body">Sometimes, you may need to perform conversions between the built-in types. To convert between types, you simply use the type name as a function.</text:p>
      <text:p text:style-name="Text_20_body">There are several built-in functions to perform conversion from one data type to another. These functions return a new object representing the converted value.</text:p>
      <table:table table:name="Table3" table:style-name="Table3">
        <table:table-column table:style-name="Table3.A"/>
        <table:table-column table:style-name="Table3.B"/>
        <table:table-row>
          <table:table-cell table:style-name="Table3.A1" office:value-type="string">
            <text:p text:style-name="Table_20_Heading">Function</text:p>
          </table:table-cell>
          <table:table-cell table:style-name="Table3.A1" office:value-type="string">
            <text:p text:style-name="Table_20_Heading">Description</text:p>
          </table:table-cell>
        </table:table-row>
        <table:table-row>
          <table:table-cell table:style-name="Table3.A18" office:value-type="string">
            <text:p text:style-name="P12">int(x [,base])</text:p>
          </table:table-cell>
          <table:table-cell table:style-name="Table3.B18" office:value-type="string">
            <text:p text:style-name="P12">Converts x to an integer. base specifies the base if x is a string.</text:p>
          </table:table-cell>
        </table:table-row>
        <table:table-row>
          <table:table-cell table:style-name="Table3.A18" office:value-type="string">
            <text:p text:style-name="P12">long(x [,base] )</text:p>
          </table:table-cell>
          <table:table-cell table:style-name="Table3.B18" office:value-type="string">
            <text:p text:style-name="P12">Converts x to a long integer. base specifies the base if x is a string.</text:p>
          </table:table-cell>
        </table:table-row>
        <table:table-row>
          <table:table-cell table:style-name="Table3.A18" office:value-type="string">
            <text:p text:style-name="P12">float(x)</text:p>
          </table:table-cell>
          <table:table-cell table:style-name="Table3.B18" office:value-type="string">
            <text:p text:style-name="P12">Converts x to a floating-point number.</text:p>
          </table:table-cell>
        </table:table-row>
        <table:table-row>
          <table:table-cell table:style-name="Table3.A18" office:value-type="string">
            <text:p text:style-name="P12">complex(real [,imag])</text:p>
          </table:table-cell>
          <table:table-cell table:style-name="Table3.B18" office:value-type="string">
            <text:p text:style-name="P12">Creates a complex number.</text:p>
          </table:table-cell>
        </table:table-row>
        <table:table-row>
          <table:table-cell table:style-name="Table3.A18" office:value-type="string">
            <text:p text:style-name="P12">str(x)</text:p>
          </table:table-cell>
          <table:table-cell table:style-name="Table3.B18" office:value-type="string">
            <text:p text:style-name="P12">Converts object x to a string representation.</text:p>
          </table:table-cell>
        </table:table-row>
        <table:table-row>
          <table:table-cell table:style-name="Table3.A18" office:value-type="string">
            <text:p text:style-name="P12">repr(x)</text:p>
          </table:table-cell>
          <table:table-cell table:style-name="Table3.B18" office:value-type="string">
            <text:p text:style-name="P12">Converts object x to an expression string.</text:p>
          </table:table-cell>
        </table:table-row>
        <table:table-row>
          <table:table-cell table:style-name="Table3.A18" office:value-type="string">
            <text:p text:style-name="P12">eval(str)</text:p>
          </table:table-cell>
          <table:table-cell table:style-name="Table3.B18" office:value-type="string">
            <text:p text:style-name="P12">Evaluates a string and returns an object.</text:p>
          </table:table-cell>
        </table:table-row>
        <table:table-row>
          <table:table-cell table:style-name="Table3.A18" office:value-type="string">
            <text:p text:style-name="P12">tuple(s)</text:p>
          </table:table-cell>
          <table:table-cell table:style-name="Table3.B18" office:value-type="string">
            <text:p text:style-name="P12">Converts s to a tuple.</text:p>
          </table:table-cell>
        </table:table-row>
        <table:table-row>
          <table:table-cell table:style-name="Table3.A18" office:value-type="string">
            <text:p text:style-name="P12">list(s)</text:p>
          </table:table-cell>
          <table:table-cell table:style-name="Table3.B18" office:value-type="string">
            <text:p text:style-name="P12">Converts s to a list.</text:p>
          </table:table-cell>
        </table:table-row>
        <table:table-row>
          <table:table-cell table:style-name="Table3.A18" office:value-type="string">
            <text:p text:style-name="P12">set(s)</text:p>
          </table:table-cell>
          <table:table-cell table:style-name="Table3.B18" office:value-type="string">
            <text:p text:style-name="P12">Converts s to a set.</text:p>
          </table:table-cell>
        </table:table-row>
        <table:table-row>
          <table:table-cell table:style-name="Table3.A18" office:value-type="string">
            <text:p text:style-name="P12">dict(d)</text:p>
          </table:table-cell>
          <table:table-cell table:style-name="Table3.B18" office:value-type="string">
            <text:p text:style-name="P12">Creates a dictionary. d must be a sequence of (key,value) tuples.</text:p>
          </table:table-cell>
        </table:table-row>
        <table:table-row>
          <table:table-cell table:style-name="Table3.A18" office:value-type="string">
            <text:p text:style-name="P12">frozenset(s)</text:p>
          </table:table-cell>
          <table:table-cell table:style-name="Table3.B18" office:value-type="string">
            <text:p text:style-name="P12">Converts s to a frozen set.</text:p>
          </table:table-cell>
        </table:table-row>
        <table:table-row>
          <table:table-cell table:style-name="Table3.A18" office:value-type="string">
            <text:p text:style-name="P12">chr(x)</text:p>
          </table:table-cell>
          <table:table-cell table:style-name="Table3.B18" office:value-type="string">
            <text:p text:style-name="P12">Converts an integer to a character.</text:p>
          </table:table-cell>
        </table:table-row>
        <table:table-row>
          <table:table-cell table:style-name="Table3.A18" office:value-type="string">
            <text:p text:style-name="P12">unichr(x)</text:p>
          </table:table-cell>
          <table:table-cell table:style-name="Table3.B18" office:value-type="string">
            <text:p text:style-name="P12">Converts an integer to a Unicode character.</text:p>
          </table:table-cell>
        </table:table-row>
        <table:table-row>
          <table:table-cell table:style-name="Table3.A18" office:value-type="string">
            <text:p text:style-name="P12">ord(x)</text:p>
          </table:table-cell>
          <table:table-cell table:style-name="Table3.B18" office:value-type="string">
            <text:p text:style-name="P12">Converts a single character to its integer value.</text:p>
          </table:table-cell>
        </table:table-row>
        <table:table-row>
          <table:table-cell table:style-name="Table3.A18" office:value-type="string">
            <text:p text:style-name="P12">hex(x)</text:p>
          </table:table-cell>
          <table:table-cell table:style-name="Table3.B18" office:value-type="string">
            <text:p text:style-name="P12">Converts an integer to a hexadecimal string.</text:p>
          </table:table-cell>
        </table:table-row>
        <table:table-row>
          <table:table-cell table:style-name="Table3.A18" office:value-type="string">
            <text:p text:style-name="P12">oct(x)</text:p>
          </table:table-cell>
          <table:table-cell table:style-name="Table3.B18" office:value-type="string">
            <text:p text:style-name="P12">Converts an integer to an octal string.</text:p>
          </table:table-cell>
        </table:table-row>
      </table:table>
      <text:p text:style-name="P1"/>
      <text:p text:style-name="P1"/>
      <text:p text:style-name="P1"><text:soft-page-break/></text:p>
      <text:p text:style-name="P1"/>
      <text:p text:style-name="P1"/>
      <text:p text:style-name="P35">Variables, Objects, and References</text:p>
      <text:p text:style-name="P35"/>
      <text:p text:style-name="P36">Variable creation</text:p>
      <text:p text:style-name="P36">A variable (i.e., name), like a , is created when your code first assigns it a value.</text:p>
      <text:p text:style-name="P36">Future assignments change the value of the already created name. Technically,</text:p>
      <text:p text:style-name="P36">Python detects some names before your code runs, but you can think of it as though</text:p>
      <text:p text:style-name="P36">initial assignments make variables.</text:p>
      <text:p text:style-name="P36">Variable types</text:p>
      <text:p text:style-name="P36">A variable never has any type information or constraints associated with it. The</text:p>
      <text:p text:style-name="P36">notion of type lives with objects, not names. Variables are generic in nature; they</text:p>
      <text:p text:style-name="P36">always simply refer to a particular object at a particular point in time.</text:p>
      <text:p text:style-name="P36">Variable use</text:p>
      <text:p text:style-name="P36">When a variable appears in an expression, it is immediately replaced with the object</text:p>
      <text:p text:style-name="P36">that it currently refers to, whatever that may be. Further, all variables must be</text:p>
      <text:p text:style-name="P36">explicitly assigned before they can be used; referencing unassigned variables results</text:p>
      <text:p text:style-name="P36">in errors.</text:p>
      <text:p text:style-name="P36"/>
      <text:p text:style-name="P36"/>
      <text:p text:style-name="P36">These steps reflect the operation of all assignments in the Python language:</text:p>
      <text:p text:style-name="P36">1. Create an object to represent the value 3 .</text:p>
      <text:p text:style-name="P36">2. Create the variable a , if it does not yet exist.</text:p>
      <text:p text:style-name="P36">3. Link the variable a to the new object 3 .</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39:06.594655435</meta:creation-date>
    <dc:date>2018-05-10T00:01:21.995188687</dc:date>
    <meta:editing-duration>PT2H37M5S</meta:editing-duration>
    <meta:editing-cycles>40</meta:editing-cycles>
    <meta:generator>LibreOffice/5.1.6.2$Linux_X86_64 LibreOffice_project/10m0$Build-2</meta:generator>
    <meta:document-statistic meta:table-count="3" meta:image-count="0" meta:object-count="0" meta:page-count="15" meta:paragraph-count="425" meta:word-count="3236" meta:character-count="18853" meta:non-whitespace-character-count="15647"/>
  </office:meta>
</office:document-meta>
</file>